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508f6" officeooo:paragraph-rsid="003cfe2e"/>
    </style:style>
    <style:style style:name="P2" style:family="paragraph" style:parent-style-name="Heading_20_1" style:master-page-name="Right_20_Page">
      <style:paragraph-properties style:page-number="auto"/>
      <style:text-properties officeooo:rsid="004508f6" officeooo:paragraph-rsid="003cfe2e"/>
    </style:style>
    <style:style style:name="P3" style:family="paragraph" style:parent-style-name="Heading_20_2">
      <style:text-properties officeooo:paragraph-rsid="003cfe2e"/>
    </style:style>
    <style:style style:name="P4" style:family="paragraph" style:parent-style-name="Heading_20_3">
      <style:text-properties officeooo:paragraph-rsid="003cfe2e"/>
    </style:style>
    <style:style style:name="P5" style:family="paragraph" style:parent-style-name="Heading_20_3">
      <style:text-properties officeooo:rsid="004508f6" officeooo:paragraph-rsid="003cfe2e"/>
    </style:style>
    <style:style style:name="T1" style:family="text">
      <style:text-properties officeooo:rsid="004508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This Land Is Your Land</text:h>
      <text:p text:style-name="P3">(<text:span text:style-name="T1">Woody Guthrie</text:span>)</text:p>
      <text:p text:style-name="P5">[CHORUS]</text:p>
      <text:p text:style-name="P1">G <text:s text:c="11"/>C <text:s text:c="22"/>G</text:p>
      <text:p text:style-name="P1">This land is your land, this land is my land </text:p>
      <text:p text:style-name="P1"><text:s text:c="9"/>D <text:s text:c="17"/>G</text:p>
      <text:p text:style-name="P1">From Bonavista to Vancouver Island</text:p>
      <text:p text:style-name="P1">G7 <text:s text:c="13"/>C <text:s text:c="23"/>G </text:p>
      <text:p text:style-name="P1">From the Arctic Circle to the Great Lake waters</text:p>
      <text:p text:style-name="P1">D7 <text:s text:c="28"/>G </text:p>
      <text:p text:style-name="P1">This land was made for you and me.</text:p>
      <text:p text:style-name="P4">[VERSE 1]</text:p>
      <text:p text:style-name="P1">G <text:s text:c="8"/>C <text:s text:c="21"/>G</text:p>
      <text:p text:style-name="P1">As I went walking that ribbon of highway</text:p>
      <text:p text:style-name="P1"><text:s text:c="6"/>D <text:s text:c="20"/>G</text:p>
      <text:p text:style-name="P1">I saw above me that endless skyway</text:p>
      <text:p text:style-name="P1">G7 <text:s text:c="3"/>C <text:s text:c="19"/>G <text:s/></text:p>
      <text:p text:style-name="P1">I saw below me that golden valley</text:p>
      <text:p text:style-name="P1">D7 <text:s text:c="28"/>G </text:p>
      <text:p text:style-name="P1">This land was made for you and me.</text:p>
      <text:p text:style-name="P4">[CHORUS]</text:p>
      <text:p text:style-name="P1">G <text:s text:c="11"/>C <text:s text:c="22"/>G</text:p>
      <text:p text:style-name="P1">This land is your land, this land is my land </text:p>
      <text:p text:style-name="P1"><text:s text:c="9"/>D <text:s text:c="17"/>G</text:p>
      <text:p text:style-name="P1">From Bonavista to Vancouver Island</text:p>
      <text:p text:style-name="P1">G7 <text:s text:c="13"/>C <text:s text:c="23"/>G </text:p>
      <text:p text:style-name="P1">From the Arctic Circle to the Great Lake waters</text:p>
      <text:p text:style-name="P1">D7 <text:s text:c="28"/>G </text:p>
      <text:p text:style-name="P1">This land was made for you and me.</text:p>
      <text:p text:style-name="P4">[VERSE 2]</text:p>
      <text:p text:style-name="P1">G <text:s text:c="13"/>C <text:s text:c="24"/>G</text:p>
      <text:p text:style-name="P1">I roamed and I rambled and I followed my footsteps</text:p>
      <text:p text:style-name="P1"><text:s text:c="17"/>D <text:s text:c="19"/>G </text:p>
      <text:p text:style-name="P1">To the sparkling sands of her diamond deserts</text:p>
      <text:p text:style-name="P1"><text:soft-page-break/>G7 <text:s text:c="7"/>C <text:s text:c="20"/>G </text:p>
      <text:p text:style-name="P1">While all around me a voice was sounding</text:p>
      <text:p text:style-name="P1">D7 <text:s text:c="28"/>G </text:p>
      <text:p text:style-name="P1">This land was made for you and me.</text:p>
      <text:p text:style-name="P4">[CHORUS]</text:p>
      <text:p text:style-name="P1">G <text:s text:c="11"/>C <text:s text:c="22"/>G</text:p>
      <text:p text:style-name="P1">This land is your land, this land is my land </text:p>
      <text:p text:style-name="P1"><text:s text:c="9"/>D <text:s text:c="17"/>G</text:p>
      <text:p text:style-name="P1">From Bonavista to Vancouver Island</text:p>
      <text:p text:style-name="P1">G7 <text:s text:c="13"/>C <text:s text:c="23"/>G </text:p>
      <text:p text:style-name="P1">From the Arctic Circle to the Great Lake waters</text:p>
      <text:p text:style-name="P1">D7 <text:s text:c="28"/>G </text:p>
      <text:p text:style-name="P1">This land was made for you and me.</text:p>
      <text:p text:style-name="P4">[VERSE 3]</text:p>
      <text:p text:style-name="P1">G <text:s text:c="16"/>C <text:s text:c="17"/>G</text:p>
      <text:p text:style-name="P1">When the sun came shining, and I was strolling</text:p>
      <text:p text:style-name="P1"><text:s text:c="21"/>D <text:s text:c="5"/></text:p>
      <text:p text:style-name="P1">And the wheat fields waving </text:p>
      <text:p text:style-name="P1"><text:s text:c="20"/>G </text:p>
      <text:p text:style-name="P1">and the dust clouds rolling</text:p>
      <text:p text:style-name="P1">G7 <text:s text:c="9"/>C <text:s text:c="23"/>G </text:p>
      <text:p text:style-name="P1">A voice was chanting, As the fog was lifting,</text:p>
      <text:p text:style-name="P1">D7 <text:s text:c="28"/>G </text:p>
      <text:p text:style-name="P1">This land was made for you and me.</text:p>
      <text:p text:style-name="P4">[CHORUS]</text:p>
      <text:p text:style-name="P1">G <text:s text:c="11"/>C <text:s text:c="22"/>G</text:p>
      <text:p text:style-name="P1">This land is your land, this land is my land </text:p>
      <text:p text:style-name="P1"><text:s text:c="9"/>D <text:s text:c="17"/>G</text:p>
      <text:p text:style-name="P1">From Bonavista to Vancouver Island</text:p>
      <text:p text:style-name="P1">G7 <text:s text:c="13"/>C <text:s text:c="23"/>G </text:p>
      <text:p text:style-name="P1">From the Arctic Circle to the Great Lake waters</text:p>
      <text:p text:style-name="P1">D7 <text:s text:c="28"/>G </text:p>
      <text:p text:style-name="P1">This land was made for you and me.</text:p>
      <text:p text:style-name="P1"/>
      <text:p text:style-name="P4"><text:soft-page-break/>[VERSE 4]</text:p>
      <text:p text:style-name="P1">G <text:s text:c="8"/>C <text:s text:c="19"/>G</text:p>
      <text:p text:style-name="P1">As I went walking I saw a sign there</text:p>
      <text:p text:style-name="P1"><text:s text:c="19"/>D <text:s text:c="11"/>G </text:p>
      <text:p text:style-name="P1">And on the sign it said "No Trespassing."</text:p>
      <text:p text:style-name="P1">G7 <text:s text:c="8"/>C <text:s text:c="23"/>G </text:p>
      <text:p text:style-name="P1">But on the other side it didn't say nothing,</text:p>
      <text:p text:style-name="P1">D7 <text:s text:c="28"/>G </text:p>
      <text:p text:style-name="P1">That side was made for you and me.</text:p>
      <text:p text:style-name="P4">[CHORUS]</text:p>
      <text:p text:style-name="P1">G <text:s text:c="11"/>C <text:s text:c="22"/>G</text:p>
      <text:p text:style-name="P1">This land is your land, this land is my land </text:p>
      <text:p text:style-name="P1"><text:s text:c="9"/>D <text:s text:c="17"/>G</text:p>
      <text:p text:style-name="P1">From Bonavista to Vancouver Island</text:p>
      <text:p text:style-name="P1">G7 <text:s text:c="13"/>C <text:s text:c="23"/>G </text:p>
      <text:p text:style-name="P1">From the Arctic Circle to the Great Lake waters</text:p>
      <text:p text:style-name="P1">D7 <text:s text:c="28"/>G </text:p>
      <text:p text:style-name="P1">This land was made for you and me.</text:p>
      <text:p text:style-name="P4">[VERSE 5]</text:p>
      <text:p text:style-name="P1">G <text:s text:c="20"/>C <text:s text:c="4"/></text:p>
      <text:p text:style-name="P1">In the squares of the city, </text:p>
      <text:p text:style-name="P1"><text:s text:c="19"/>G</text:p>
      <text:p text:style-name="P1">In the shadow of a steeple;</text:p>
      <text:p text:style-name="P1"><text:s text:c="14"/>D <text:s text:c="18"/>G </text:p>
      <text:p text:style-name="P1">By the relief office, I'd seen my people.</text:p>
      <text:p text:style-name="P1">G7 <text:s text:c="17"/>C <text:s text:c="20"/>G </text:p>
      <text:p text:style-name="P1">As they stood there hungry, I stood there asking,</text:p>
      <text:p text:style-name="P1">D7 <text:s text:c="27"/>G </text:p>
      <text:p text:style-name="P1">Is this land made for you and me?</text:p>
      <text:p text:style-name="P4">[CHORUS]</text:p>
      <text:p text:style-name="P1">G <text:s text:c="11"/>C <text:s text:c="22"/>G</text:p>
      <text:p text:style-name="P1">This land is your land, this land is my land </text:p>
      <text:p text:style-name="P1"><text:s text:c="9"/>D <text:s text:c="17"/>G</text:p>
      <text:p text:style-name="P1">From Bonavista to Vancouver Island</text:p>
      <text:p text:style-name="P1">G7 <text:s text:c="13"/>C <text:s text:c="23"/>G </text:p>
      <text:p text:style-name="P1">From the Arctic Circle to the Great Lake waters</text:p>
      <text:p text:style-name="P1"><text:soft-page-break/>D7 <text:s text:c="28"/>G </text:p>
      <text:p text:style-name="P1">This land was made for you and me.</text:p>
      <text:p text:style-name="P4">[VERSE 6]</text:p>
      <text:p text:style-name="P1">G <text:s text:c="5"/>C <text:s text:c="19"/>G</text:p>
      <text:p text:style-name="P1">Nobody living can ever stop me,</text:p>
      <text:p text:style-name="P1"><text:s text:c="8"/>D <text:s text:c="19"/>G </text:p>
      <text:p text:style-name="P1">As I go walking that freedom highway;</text:p>
      <text:p text:style-name="P1">G7 <text:s text:c="4"/>C <text:s text:c="9"/>G</text:p>
      <text:p text:style-name="P1">Nobody living can make me turn back</text:p>
      <text:p text:style-name="P1">D7 <text:s text:c="28"/>G </text:p>
      <text:p text:style-name="P1">This land was made for you and me.</text:p>
      <text:p text:style-name="P4">[CHORUS]</text:p>
      <text:p text:style-name="P1">G <text:s text:c="11"/>C <text:s text:c="22"/>G</text:p>
      <text:p text:style-name="P1">This land is your land, this land is my land </text:p>
      <text:p text:style-name="P1"><text:s text:c="9"/>D <text:s text:c="17"/>G</text:p>
      <text:p text:style-name="P1">From Bonavista to Vancouver Island</text:p>
      <text:p text:style-name="P1">G7 <text:s text:c="13"/>C <text:s text:c="23"/>G </text:p>
      <text:p text:style-name="P1">From the Arctic Circle to the Great Lake waters</text:p>
      <text:p text:style-name="P1">D7 <text:s text:c="28"/>G </text:p>
      <text:p text:style-name="P1">This land was made for you and 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9M52S</meta:editing-duration>
    <meta:editing-cycles>45</meta:editing-cycles>
    <meta:generator>LibreOffice/5.2.7.2$Linux_X86_64 LibreOffice_project/20m0$Build-2</meta:generator>
    <dc:title>Lyrics + Chords</dc:title>
    <dc:date>2017-10-14T08:05:40.372738742</dc:date>
    <meta:print-date>2017-04-03T12:23:29.985893000</meta:print-date>
    <meta:document-statistic meta:table-count="0" meta:image-count="0" meta:object-count="0" meta:page-count="4" meta:paragraph-count="123" meta:word-count="579" meta:character-count="4072" meta:non-whitespace-character-count="199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